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duct owner</text:p>
      <text:p text:style-name="Standard">Product manager</text:p>
      <text:p text:style-name="Standard"/>
      <text:list xml:id="list6662158437083908138" text:style-name="L1">
        <text:list-item>
          <text:p text:style-name="P1">voir les design des sites</text:p>
        </text:list-item>
        <text:list-item>
          <text:p text:style-name="P1">faire la maquette et le storyboard du site</text:p>
        </text:list-item>
      </text:list>
      <text:p text:style-name="Standard"/>
      <text:p text:style-name="Standard">Site sc2cenacle : site de gestion des élèves, site administratif</text:p>
      <text:list xml:id="list3186070588738992828" text:style-name="L2">
        <text:list-item>
          <text:p text:style-name="P2">site ceintureblanche.fr : site vitrine de porte d'entrée</text:p>
        </text:list-item>
        <text:list-item>
          <text:p text:style-name="P2">site de chaque club</text:p>
        </text:list-item>
        <text:list-item>
          <text:p text:style-name="P2">site cenaclerm.fr</text:p>
        </text:list-item>
      </text:list>
      <text:p text:style-name="Standard"/>
      <text:p text:style-name="Standard">Le but est de templatiser un site global qui s'occupe de toutes ces fonctions.</text:p>
      <text:p text:style-name="Standard"/>
      <text:p text:style-name="Standard">Prendre en compte le rôle professeur (inscrire élève) / élève (accéder au document) / admin (gérer les clubs, voir tous les élèves) / Gestionnaire du club / Arbitre </text:p>
      <text:p text:style-name="Standard"/>
      <text:p text:style-name="Standard">Faire la maquette responsive et adapter les rubriques </text:p>
      <text:p text:style-name="Standard"/>
      <text:p text:style-name="Standard">Use Case : UML unify modeling langage</text:p>
      <text:p text:style-name="Standard">Décrire tous les cas d'utilisation : l'utilisateur fait telle chose et déclenche telle action</text:p>
      <text:p text:style-name="Standard">Le Use Case dépend des rôles</text:p>
      <text:p text:style-name="Standard">Club / documents / utilisateurs</text:p>
      <text:p text:style-name="Standard"/>
      <text:p text:style-name="Standard">Use Case Admin : pouvoir lister, modifier, supprimer, ajouter, CRUD</text:p>
      <text:p text:style-name="Standard">Gestionnaire</text:p>
      <text:p text:style-name="Standard">Professeur</text:p>
      <text:p text:style-name="Standard">Elève</text:p>
      <text:p text:style-name="Standard"/>
      <text:p text:style-name="Standard">Faire le CRUD pour chaque rôle et de documenter dans un format simple (texte ou image)</text:p>
      <text:p text:style-name="Standard">Tout ce qui est produit doit être rendu public </text:p>
      <text:p text:style-name="Standard"/>
      <text:p text:style-name="Standard">Faire la liste de tout ce qu'on peut faire dans la liste utilisateurs</text:p>
      <text:p text:style-name="Standard"/>
      <text:p text:style-name="Standard">Pouvoir réinscrire les gens sans avoir à tout réécrire : pré-inscrire puis validation (voir pour créer un nouveau rôle pour ça) on peut ajouter autant de rôles que l'on veut</text:p>
      <text:p text:style-name="Standard"/>
      <text:p text:style-name="Standard">Rendre possible la fonction de remplir le dossier d'inscription directement en ligne et ajouter une signature électronique : envoyer un lien unique à l'utilisateur ou envoyer un captcha</text:p>
      <text:p text:style-name="Standard"/>
      <text:p text:style-name="Standard">Voir les champs possibles dans chaque utilisateur (voir le doc schéma dans github dans la partie developer et database) : permet de comprendre comment organiser la base de données et les éléments</text:p>
      <text:list xml:id="list3046440706082112045" text:style-name="L3">
        <text:list-item>
          <text:p text:style-name="P3">club : club, lesson, location</text:p>
        </text:list-item>
        <text:list-item>
          <text:p text:style-name="P3">user lesson done : permet de remplacer la carte de présence</text:p>
        </text:list-item>
        <text:list-item>
          <text:p text:style-name="P3">account password request : l'user a l'obligation de le modifier</text:p>
        </text:list-item>
        <text:list-item>
          <text:p text:style-name="P3">user history : en tant qu'admin, faire un suivi de toutes les modifications faites par les élèves, profs</text:p>
        </text:list-item>
        <text:list-item>
          <text:p text:style-name="P3">club lesson : pouvoir afficher un planning des cours (en JS) et pouvoir le rendre responsive, le prof doit pouvoir modifier le planning en tant qu'user et selon les tranches d'âges et disciplines</text:p>
        </text:list-item>
      </text:list>
      <text:p text:style-name="Standard"/>
      <text:p text:style-name="Standard"><text:soft-page-break/>Faire un point dès lundi ou mardi pro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5T13:45:17.82</meta:creation-date>
    <meta:document-statistic meta:table-count="0" meta:image-count="0" meta:object-count="0" meta:page-count="2" meta:paragraph-count="31" meta:word-count="359" meta:character-count="2085"/>
    <dc:date>2021-04-05T15:09:32.18</dc:date>
    <meta:editing-duration>PT2M49S</meta:editing-duration>
    <meta:editing-cycles>1</meta:editing-cycles>
    <meta:generator>OpenOffice/4.1.7$Win32 OpenOffice.org_project/417m1$Build-9800</meta:generator>
  </office:meta>
</office:document-meta>
</file>